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6.502cm" fo:min-width="7.384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6.606cm" fo:min-width="7.488cm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802cm" fo:min-width="1.55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0.9cm" draw:transform="rotate (-1.57149445849569) translate (22.414cm 0.108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2.7cm" svg:height="10.9cm" draw:transform="rotate (-1.57149445849569) translate (11.309cm 0.11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2" draw:layer="layout" svg:width="3.4cm" svg:height="0.962cm" svg:x="4.605cm" svg:y="2.346cm">
          <draw:text-box>
            <text:p><text:span text:style-name="T1">Area 1</text:span></text:p>
          </draw:text-box>
        </draw:frame>
        <draw:frame draw:style-name="gr4" draw:text-style-name="P3" draw:layer="layout" svg:width="6.8cm" svg:height="2.384cm" svg:x="2.405cm" svg:y="3.808cm">
          <draw:text-box>
            <text:list text:style-name="L1">
              <text:list-item>
                <text:p>Objects in area</text:p>
              </text:list-item>
              <text:list-item>
                <text:p>Kind of ground</text:p>
              </text:list-item>
              <text:list-item>
                <text:p>Special properties</text:p>
              </text:list-item>
            </text:list>
          </draw:text-box>
        </draw:frame>
        <draw:frame draw:style-name="gr3" draw:text-style-name="P2" draw:layer="layout" svg:width="3.4cm" svg:height="0.962cm" svg:x="15.905cm" svg:y="2.308cm">
          <draw:text-box>
            <text:p><text:span text:style-name="T1">Area 2</text:span></text:p>
          </draw:text-box>
        </draw:frame>
        <draw:frame draw:style-name="gr4" draw:text-style-name="P3" draw:layer="layout" svg:width="6.8cm" svg:height="2.384cm" svg:x="13.405cm" svg:y="3.708cm">
          <draw:text-box>
            <text:list text:style-name="L1">
              <text:list-item>
                <text:p>Objects in area</text:p>
              </text:list-item>
              <text:list-item>
                <text:p>Kind of ground</text:p>
              </text:list-item>
              <text:list-item>
                <text:p>Special properties</text:p>
              </text:list-item>
            </text:list>
          </draw:text-box>
        </draw:frame>
        <draw:custom-shape draw:style-name="gr5" draw:text-style-name="P1" draw:layer="layout" svg:width="2.9cm" svg:height="2.9cm" svg:x="4.005cm" svg:y="8.408cm">
          <text:p text:style-name="P4">Creat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09cm" fo:page-height="13.0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12-18T09:15:36.132387832</meta:creation-date>
    <dc:date>2024-06-09T16:59:15.506585984</dc:date>
    <meta:editing-duration>PT22M43S</meta:editing-duration>
    <meta:editing-cycles>7</meta:editing-cycles>
    <meta:generator>LibreOffice/7.3.7.2$Linux_X86_64 LibreOffice_project/30$Build-2</meta:generator>
    <meta:document-statistic meta:object-count="7"/>
  </office:meta>
</office:document-meta>
</file>